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1f44b" officeooo:paragraph-rsid="0011f44b"/>
    </style:style>
    <style:style style:name="P2" style:family="paragraph" style:parent-style-name="Standard">
      <style:text-properties fo:font-size="40pt" fo:font-weight="bold" officeooo:rsid="0011f44b" officeooo:paragraph-rsid="0011f44b" style:font-size-asian="40pt" style:font-weight-asian="bold" style:font-size-complex="40pt" style:font-weight-complex="bold"/>
    </style:style>
    <style:style style:name="P3" style:family="paragraph" style:parent-style-name="Standard">
      <style:text-properties fo:font-size="28pt" officeooo:rsid="0011f44b" officeooo:paragraph-rsid="0011f44b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f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w of Large Number</text:p>
      <text:p text:style-name="P1"/>
      <text:p text:style-name="P3">As a game that is based on randomness is played the <text:span text:style-name="T1">Probability of Winning </text:span>approaches the <text:span text:style-name="T1">Expected Value</text:span>.</text:p>
      <text:p text:style-name="P3"/>
      <text:p text:style-name="P3"><text:span text:style-name="T1">Expected Value</text:span>, when flipping a fair coin, is ½ of the number of plays.</text:p>
      <text:p text:style-name="P3"/>
      <text:p text:style-name="P3">When playing the 6-digit Lotto</text:p>
      <text:p text:style-name="P3"/>
      <text:p text:style-name="P3"><text:span text:style-name="T1">Expected Value</text:span>, when guessing a 6-digit number, is (1/10)^6 = 0.000001 of the number of plays. <text:s/><text:span text:style-name="T2">Remember order matters in our game. <text:s/></text:span>Which will be very small.</text:p>
      <text:p text:style-name="P3"/>
      <text:p text:style-name="P3">Keep your mon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06:15:25.734131673</meta:creation-date>
    <dc:date>2017-10-28T06:24:46.532312537</dc:date>
    <meta:editing-duration>PT9M19S</meta:editing-duration>
    <meta:editing-cycles>2</meta:editing-cycles>
    <meta:generator>LibreOffice/5.2.7.2$Linux_X86_64 LibreOffice_project/20m0$Build-2</meta:generator>
    <meta:print-date>2017-10-28T06:19:19.544752238</meta:print-date>
    <meta:document-statistic meta:table-count="0" meta:image-count="0" meta:object-count="0" meta:page-count="1" meta:paragraph-count="6" meta:word-count="71" meta:character-count="399" meta:non-whitespace-character-count="332"/>
  </office:meta>
</office:document-meta>
</file>